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48" table:style-name="ce1">
            <text:p>3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.18" table:style-name="ce1">
            <text:p>5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6.31" table:style-name="ce1">
            <text:p>6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5" table:style-name="ce1">
            <text:p>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880000000000003" table:style-name="ce1">
            <text:p>35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1.64" table:style-name="ce1">
            <text:p>4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38" table:style-name="ce1">
            <text:p>1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.88" table:style-name="ce1">
            <text:p>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6" table:style-name="ce1">
            <text:p>3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5" table:style-name="ce1">
            <text:p>47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.6" table:style-name="ce1">
            <text:p>3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.6" table:style-name="ce1">
            <text:p>30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7.44" table:style-name="ce1">
            <text:p>37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4.45" table:style-name="ce1">
            <text:p>84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5.44" table:style-name="ce1">
            <text:p>7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9.72" table:style-name="ce1">
            <text:p>29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6.55" table:style-name="ce1">
            <text:p>4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8.34" table:style-name="ce1">
            <text:p>28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11" table:style-name="ce1">
            <text:p>35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38" table:style-name="ce1">
            <text:p>47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54" table:style-name="ce1">
            <text:p>47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2.239999999999995" table:style-name="ce1">
            <text:p>7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" table:style-name="ce1">
            <text:p>47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2" table:style-name="ce1">
            <text:p>1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6.4" table:style-name="ce1">
            <text:p>56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2.73" table:style-name="ce1">
            <text:p>52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.5399999999999991" table:style-name="ce1">
            <text:p>9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8.12" table:style-name="ce1">
            <text:p>18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5.84" table:style-name="ce1">
            <text:p>45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1.21" table:style-name="ce1">
            <text:p>11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1.12" table:style-name="ce1">
            <text:p>8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05.92" table:style-name="ce1">
            <text:p>205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99.05" table:style-name="ce1">
            <text:p>499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83.62" table:style-name="ce1">
            <text:p>98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32.8" table:style-name="ce1">
            <text:p>33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98.47" table:style-name="ce1">
            <text:p>198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48.37" table:style-name="ce1">
            <text:p>148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63.47000000000003" table:style-name="ce1">
            <text:p>263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82.09" table:style-name="ce1">
            <text:p>182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23.35000000000002" table:style-name="ce1">
            <text:p>32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47.1" table:style-name="ce1">
            <text:p>247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03.26" table:style-name="ce1">
            <text:p>303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681.7" table:style-name="ce1">
            <text:p>681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7.2" table:style-name="ce1">
            <text:p>17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0.64" table:style-name="ce1">
            <text:p>1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3.43" table:style-name="ce1">
            <text:p>113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1.21" table:style-name="ce1">
            <text:p>91.2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82" table:style-name="ce1">
            <text:p>2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72" table:style-name="ce1">
            <text:p>3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5.18" table:style-name="ce1">
            <text:p>5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14" table:style-name="ce1">
            <text:p>6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.1399999999999997" table:style-name="ce1">
            <text:p>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880000000000003" table:style-name="ce1">
            <text:p>35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1.64" table:style-name="ce1">
            <text:p>41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38" table:style-name="ce1">
            <text:p>1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.12" table:style-name="ce1">
            <text:p>3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8" table:style-name="ce1">
            <text:p>1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.88" table:style-name="ce1">
            <text:p>7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5" table:style-name="ce1">
            <text:p>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.81" table:style-name="ce1">
            <text:p>3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6.04" table:style-name="ce1">
            <text:p>26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2.56" table:style-name="ce1">
            <text:p>82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8.880000000000003" table:style-name="ce1">
            <text:p>38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.6" table:style-name="ce1">
            <text:p>2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4.45" table:style-name="ce1">
            <text:p>84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5.44" table:style-name="ce1">
            <text:p>75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9.72" table:style-name="ce1">
            <text:p>29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6.55" table:style-name="ce1">
            <text:p>46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8.34" table:style-name="ce1">
            <text:p>28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5.11" table:style-name="ce1">
            <text:p>35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38" table:style-name="ce1">
            <text:p>47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54" table:style-name="ce1">
            <text:p>47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2.239999999999995" table:style-name="ce1">
            <text:p>7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" table:style-name="ce1">
            <text:p>47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2" table:style-name="ce1">
            <text:p>1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1.21" table:style-name="ce1">
            <text:p>11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1.12" table:style-name="ce1">
            <text:p>8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7.28" table:style-name="ce1">
            <text:p>137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332.8" table:style-name="ce1">
            <text:p>33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98.47" table:style-name="ce1">
            <text:p>198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7.2" table:style-name="ce1">
            <text:p>17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0.64" table:style-name="ce1">
            <text:p>10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3.43" table:style-name="ce1">
            <text:p>113.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1.21" table:style-name="ce1">
            <text:p>91.2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2400000000000002" table:style-name="ce1">
            <text:p>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48" table:style-name="ce1">
            <text:p>0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" table:style-name="ce1">
            <text:p>1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.46" table:style-name="ce1">
            <text:p>3.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75" table:style-name="ce1">
            <text:p>1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94" table:style-name="ce1">
            <text:p>1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63" table:style-name="ce1">
            <text:p>1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.38" table:style-name="ce1">
            <text:p>1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35" table:style-name="ce1">
            <text:p>2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.96" table:style-name="ce1">
            <text:p>5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5" table:style-name="ce1">
            <text:p>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.81" table:style-name="ce1">
            <text:p>31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1.6" table:style-name="ce1">
            <text:p>21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1.209999999999994" table:style-name="ce1">
            <text:p>7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2.19" table:style-name="ce1">
            <text:p>62.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28.34" table:style-name="ce1">
            <text:p>28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2.84" table:style-name="ce1">
            <text:p>4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4.14" table:style-name="ce1">
            <text:p>34.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4.1" table:style-name="ce1">
            <text:p>34.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72.239999999999995" table:style-name="ce1">
            <text:p>7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47.6" table:style-name="ce1">
            <text:p>47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2" table:style-name="ce1">
            <text:p>1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.41" table:style-name="ce1">
            <text:p>18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.98" table:style-name="ce1">
            <text:p>5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11.21" table:style-name="ce1">
            <text:p>11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81.12" table:style-name="ce1">
            <text:p>81.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7.28" table:style-name="ce1">
            <text:p>137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2.88" table:style-name="ce1">
            <text:p>28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98.47" table:style-name="ce1">
            <text:p>198.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.36" table:style-name="ce1">
            <text:p>1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13.8" table:style-name="ce1">
            <text:p>13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.95" table:style-name="ce1">
            <text:p>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8.11" table:style-name="ce1">
            <text:p>78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300" table:style-name="ce1">
            <text:p>2300</text:p>
          </table:table-cell>
          <table:table-cell office:value-type="float" office:value="91.21" table:style-name="ce1">
            <text:p>91.21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2400000000000002" table:style-name="ce1">
            <text:p>2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38" table:style-name="ce1">
            <text:p>2.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37" table:style-name="ce1">
            <text:p>1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0.45" table:style-name="ce1">
            <text:p>0.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1.76" table:style-name="ce1">
            <text:p>1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.21" table:style-name="ce1">
            <text:p>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.82" table:style-name="ce1">
            <text:p>3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3" table:style-name="ce1">
            <text:p>3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.2200000000000002" table:style-name="ce1">
            <text:p>2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94" table:style-name="ce1">
            <text:p>1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.63" table:style-name="ce1">
            <text:p>1.6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3.78" table:style-name="ce1">
            <text:p>3.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.35" table:style-name="ce1">
            <text:p>2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0.84" table:style-name="ce1">
            <text:p>0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.96" table:style-name="ce1">
            <text:p>5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.35" table:style-name="ce1">
            <text:p>3.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10.75" table:style-name="ce1">
            <text:p>10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62.31" table:style-name="ce1">
            <text:p>62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53.29" table:style-name="ce1">
            <text:p>53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19.760000000000002" table:style-name="ce1">
            <text:p>19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9.66" table:style-name="ce1">
            <text:p>29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9.04" table:style-name="ce1">
            <text:p>59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5.24" table:style-name="ce1">
            <text:p>25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5.7" table:style-name="ce1">
            <text:p>25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63.84" table:style-name="ce1">
            <text:p>63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39.200000000000003" table:style-name="ce1">
            <text:p>3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0.52" table:style-name="ce1">
            <text:p>10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7.329999999999998" table:style-name="ce1">
            <text:p>17.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7.97" table:style-name="ce1">
            <text:p>7.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.77" table:style-name="ce1">
            <text:p>6.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05.99" table:style-name="ce1">
            <text:p>10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77.22" table:style-name="ce1">
            <text:p>77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113.34" table:style-name="ce1">
            <text:p>113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19.52999999999997" table:style-name="ce1">
            <text:p>319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624.58000000000004" table:style-name="ce1">
            <text:p>624.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2.88" table:style-name="ce1">
            <text:p>28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187.42" table:style-name="ce1">
            <text:p>187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71.209999999999994" table:style-name="ce1">
            <text:p>71.2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84.89" table:style-name="ce1">
            <text:p>84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322.66000000000003" table:style-name="ce1">
            <text:p>322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.36" table:style-name="ce1">
            <text:p>1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550" table:style-name="ce1">
            <text:p>2550</text:p>
          </table:table-cell>
          <table:table-cell office:value-type="float" office:value="22.8" table:style-name="ce1">
            <text:p>22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.95" table:style-name="ce1">
            <text:p>7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78.11" table:style-name="ce1">
            <text:p>78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250" table:style-name="ce1">
            <text:p>2250</text:p>
          </table:table-cell>
          <table:table-cell office:value-type="float" office:value="80.17" table:style-name="ce1">
            <text:p>80.17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5Z</meta:creation-date>
    <dc:date>2023-06-13T14:04:59Z</dc:date>
  </office:meta>
</office:document-meta>
</file>